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oolingTargetSource.get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olingTargetSource.setBeanFactory( 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PoolingTargetSource.getPoolingConfigMix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PoolingTargetSource.setMaxSize( int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